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88mm"/>
    </style:style>
    <style:style style:name="co4" style:family="table-column">
      <style:table-column-properties fo:break-before="auto" style:column-width="53.57mm"/>
    </style:style>
    <style:style style:name="ro1" style:family="table-row">
      <style:table-row-properties style:row-height="15.2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808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ID ind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ids (g)</text:p>
          </table:table-cell>
          <table:table-cell table:style-name="ce1" office:value-type="string" calcext:value-type="string">
            <text:p>Longueur dossière (cm)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site capture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Année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igagne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igagne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aune des Irud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Rizières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Sud - Roub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 - Roubi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Rizière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Rizières Etourneau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Nord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Etourneau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Rizières Etourne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Woodsto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igagneau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Rizièr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u Pylone Quatre Pied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on du Rendez-Vo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 du Ligagne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Oies - Roubi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aune des Irude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igue des Pisci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Etourne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-Thiber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our des Bœuf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 du Ligagne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u Clos des Bissouninqu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s Fri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 du Ligagneau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 - B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igue des Piscis - En face de Fangassier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Etourne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Quatre Martelière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igue des Pisci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 Maze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u Hangar - Mirado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Rizières Etourne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Woodst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s Frich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 du Ligagne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rain des Piscis - en face PO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Portai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 du 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Woodsto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radell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nisso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Rizièr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Garde-Mang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ind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Roubi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Roubin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igue des Piscis - En face de Pisci Su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Roubi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Nor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Nor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Trincaniè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Roub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Roub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Roubin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Roubine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u Hangar - Mirador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 du Ligagneau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Frich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Friche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Trit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es Caban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Portail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on du Rendez-Vous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ourneau Nord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Tour Red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Woodstoc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Maison des gard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u Hang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 - Roubi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 - Roubi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on du Rendez-Vou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2" table:style-name="ce2" office:value-type="string" calcext:value-type="string">
            <text:p>Aubag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 table:style-name="ce2" office:value-type="string" calcext:value-type="string">
            <text:p>Aubag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2" table:style-name="ce2" office:value-type="string" calcext:value-type="string">
            <text:p>Aubag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 table:style-name="ce2" office:value-type="string" calcext:value-type="string">
            <text:p>Aubag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-Thiber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Tour Redo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Ligagneau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ang Redon - Observatoir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Port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Jument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s Pisci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Etourneau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 Nord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ourneau Nord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s de l'Ou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u Clos des Montur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 - A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Déchetteri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du Cheval Mor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Etourneau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onguett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emi-Lu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igue des Pisci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Roubine des 3 marteliè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Marcel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Maison des gard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Marais du Vigueira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on du Rendez-Vou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on du Rendez-Vou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on du Rendez-Vou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on du Rendez-Vou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Demi-Lun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 - Porteau principa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 - Porteau princip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ourneau Nord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 - Porteau principa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Aire de Pique-Niqu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Oies - Pis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 - Porteau principal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Les Fri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Frich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Demi-Lun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Demi-Lu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Frich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Frich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Frich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Frich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ind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13.5" calcext:value-type="float">
            <text:p>113.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rise d'eau Vigueirat Etourneau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4 ans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5 ans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4 ans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Maison des gard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Maison des gard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3 ans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esquie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ourneau Nord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Etourneau Nor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Demi-Lun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 - Pâturé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 - Pâturé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4 ANS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 - Pâturé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 - Pâturé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5 ANS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5 ANS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Pradell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Haie Sud - Trois Marteliè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abanes de l'Etourneau - Parking visiteur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 - Drain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ompe Ligagneau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 - Baisse de la bergeri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6 ans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ergerie - Baisse de la bergeri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 - Non pâturé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is Rescapé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Palunette Ligagne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 Woodstoc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Montur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Nord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alunette Ligagneau - Baie des cochon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des Bissouninqu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D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Su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ind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Franc-Bord Demi-Lun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Su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Marquage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Su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s Friche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Rizières Etourne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ind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u Clos des Monture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u Clos des Bissouninque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outardiè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Baisse des Tritons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Portail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u Clos des Bissouninqu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Clos Nor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Woodsto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ind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Sud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ind</text:p>
          </table:table-cell>
          <table:table-cell table:number-columns-repeated="2" table:style-name="ce2" office:value-type="string" calcext:value-type="string">
            <text:p>ND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Sentier Lud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ind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ci Sud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</table:table-row>
        <table:table-row table:style-name="ro2">
          <table:table-cell table:style-name="ce2" office:value-type="string" calcext:value-type="string">
            <text:p>Emys orbicularis</text:p>
          </table:table-cell>
          <table:table-cell table:style-name="ce2" office:value-type="string" calcext:value-type="string">
            <text:p>Recapture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ind</text:p>
          </table:table-cell>
          <table:table-cell table:number-columns-repeated="3" table:style-name="ce2" office:value-type="string" calcext:value-type="string">
            <text:p>ND</text:p>
          </table:table-cell>
          <table:table-cell table:style-name="ce2" office:value-type="string" calcext:value-type="string">
            <text:p>Arles</text:p>
          </table:table-cell>
          <table:table-cell table:style-name="ce2" office:value-type="string" calcext:value-type="string">
            <text:p>Piste Principale - En face des Pisci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2" table:number-rows-repeated="104754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Feuille1.A1:Feuille1.L10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fill-character> </loext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2" style:volatile="true">
      <loext:fill-character> </loext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01:42:37.2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_20_finalisées" style:display-name="PageStyle_Données finalis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1:30:42.592000000</meta:creation-date>
    <dc:date>2017-01-10T01:42:53.446000000</dc:date>
    <meta:editing-duration>PT17M46S</meta:editing-duration>
    <meta:editing-cycles>4</meta:editing-cycles>
    <meta:generator>LibreOffice/5.0.1.2$Windows_x86 LibreOffice_project/81898c9f5c0d43f3473ba111d7b351050be20261</meta:generator>
    <meta:document-statistic meta:table-count="1" meta:cell-count="12384" meta:object-count="0"/>
  </office:meta>
</office:document-meta>
</file>